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erif" svg:font-family="'Bitstream Vera Serif'"/>
    <style:font-face style:name="OpenSymbol" svg:font-family="Open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2" style:family="paragraph" style:parent-style-name="Preformatted_20_Text">
      <style:paragraph-properties fo:margin-left="0.609cm" fo:margin-right="0cm" fo:text-align="center" style:justify-single-word="false" fo:text-indent="0cm" style:auto-text-indent="false"/>
      <style:text-properties style:font-name="Times New Roman" fo:font-size="20pt" style:font-size-asian="20pt" style:font-size-complex="20pt"/>
    </style:style>
    <style:style style:name="P3" style:family="paragraph" style:parent-style-name="Preformatted_20_Text">
      <style:text-properties style:font-name="Times New Roman" fo:font-size="12pt" style:text-underline-style="none" style:font-size-asian="12pt" style:font-size-complex="12pt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2"/>
    <style:style style:name="P6" style:family="paragraph" style:parent-style-name="Preformatted_20_Text" style:list-style-name="L3"/>
    <style:style style:name="T1" style:family="text">
      <style:text-properties style:font-name="Times New Roman" fo:font-size="12pt" style:text-underline-style="none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artPropoPlus Version 3.3.9</text:p>
      <text:p text:style-name="P1">Release Notes</text:p>
      <text:p text:style-name="P1"/>
      <text:p text:style-name="P3">This version included many changes under the hood while keeping the external look unchanged.</text:p>
      <text:p text:style-name="P3">Among the changes:</text:p>
      <text:list xml:id="list28402469" text:style-name="L1">
        <text:list-item>
          <text:p text:style-name="P4"><text:span text:style-name="T1">Windows 7/ Vista support: No need to run in compatibility mode.</text:span></text:p>
        </text:list-item>
        <text:list-item>
          <text:p text:style-name="P4"><text:span text:style-name="T1">Better PPM response: Support for higher sample rates, up to 96KHz.</text:span></text:p>
        </text:list-item>
        <text:list-item>
          <text:p text:style-name="P4"><text:span text:style-name="T1">Full support for multi sound card computers.</text:span></text:p>
        </text:list-item>
        <text:list-item>
          <text:p text:style-name="P4"><text:span text:style-name="T1">Installer: Prevents installation of SmartPropoPlus if FMS or PPJoy are not installed.</text:span></text:p>
        </text:list-item>
        <text:list-item>
          <text:p text:style-name="P4"><text:span text:style-name="T1">Installer: Offers cleaning of all SmartPropoPlus related registry entries.</text:span></text:p>
        </text:list-item>
      </text:list>
      <text:p text:style-name="Preformatted_20_Text"><text:span text:style-name="T1"/></text:p>
      <text:p text:style-name="Preformatted_20_Text"><text:span text:style-name="T1">Limitations:</text:span></text:p>
      <text:list xml:id="list28500528" text:style-name="L3">
        <text:list-item>
          <text:p text:style-name="P6"><text:span text:style-name="T1">MS Windows only.</text:span></text:p>
        </text:list-item>
      </text:list>
      <text:list xml:id="list28487701" text:style-name="L2">
        <text:list-item>
          <text:p text:style-name="P5"><text:span text:style-name="T1">Windows XP or higher.</text:span></text:p>
        </text:list-item>
        <text:list-item>
          <text:p text:style-name="P5"><text:span text:style-name="T1">Vista: SP1 requir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erif" svg:font-family="'Bitstream Vera Serif'"/>
    <style:font-face style:name="OpenSymbol" svg:font-family="OpenSymbol"/>
    <style:font-face style:name="Tahoma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US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Z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List" style:family="paragraph" style:parent-style-name="Text_20_body" style:class="list">
      <style:text-properties style:font-name="Bitstream Vera Serif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Release notes for SmartPropoPlus version 3.3.6</dc:title>
    <meta:creation-date>2007-12-01T22:17:14</meta:creation-date>
    <dc:creator>שאול איזיקוביץ</dc:creator>
    <dc:date>2010-07-20T08:38:23.26</dc:date>
    <meta:keyword>Vista</meta:keyword>
    <meta:keyword>anti jitter</meta:keyword>
    <meta:editing-cycles>58</meta:editing-cycles>
    <meta:editing-duration>PT03H45M10S</meta:editing-duration>
    <meta:document-statistic meta:table-count="0" meta:image-count="0" meta:object-count="0" meta:page-count="1" meta:paragraph-count="13" meta:word-count="91" meta:character-count="560"/>
    <meta:user-defined meta:name="Info 1"/>
    <meta:user-defined meta:name="Info 2"/>
    <meta:user-defined meta:name="Info 3"/>
    <meta:user-defined meta:name="Info 4"/>
  </office:meta>
</office:document-meta>
</file>